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097" officeooo:paragraph-rsid="00210097"/>
    </style:style>
    <style:style style:name="P2" style:family="paragraph" style:parent-style-name="Standard">
      <style:text-properties officeooo:rsid="00210097" officeooo:paragraph-rsid="0042d342"/>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officeooo:rsid="00210097" officeooo:paragraph-rsid="00210097"/>
    </style:style>
    <style:style style:name="P13" style:family="paragraph" style:parent-style-name="Standard">
      <style:text-properties officeooo:rsid="00210097" officeooo:paragraph-rsid="0042d342"/>
    </style:style>
    <style:style style:name="P14" style:family="paragraph" style:parent-style-name="Standard">
      <style:text-properties officeooo:rsid="000ddcd5" officeooo:paragraph-rsid="000ddcd5"/>
    </style:style>
    <style:style style:name="P15" style:family="paragraph" style:parent-style-name="Standard">
      <style:text-properties officeooo:rsid="001153e3" officeooo:paragraph-rsid="001153e3"/>
    </style:style>
    <style:style style:name="P16" style:family="paragraph" style:parent-style-name="Standard">
      <style:text-properties officeooo:paragraph-rsid="000ead27"/>
    </style:style>
    <style:style style:name="P17" style:family="paragraph" style:parent-style-name="Standard">
      <style:text-properties officeooo:rsid="000c5282" officeooo:paragraph-rsid="000c5282"/>
    </style:style>
    <style:style style:name="P18" style:family="paragraph" style:parent-style-name="Standard">
      <style:text-properties officeooo:rsid="0015377c" officeooo:paragraph-rsid="0015377c"/>
    </style:style>
    <style:style style:name="P19" style:family="paragraph" style:parent-style-name="Standard">
      <style:text-properties officeooo:rsid="001d2139" officeooo:paragraph-rsid="001d2139"/>
    </style:style>
    <style:style style:name="P20" style:family="paragraph" style:parent-style-name="Standard">
      <style:text-properties officeooo:rsid="001d2139" officeooo:paragraph-rsid="0040fe3f"/>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0ead27" officeooo:paragraph-rsid="000ead27"/>
    </style:style>
    <style:style style:name="P31" style:family="paragraph" style:parent-style-name="Standard">
      <style:text-properties officeooo:rsid="00172931" officeooo:paragraph-rsid="0042d342"/>
    </style:style>
    <style:style style:name="P32" style:family="paragraph" style:parent-style-name="Standard">
      <style:text-properties officeooo:rsid="003f3c7a" officeooo:paragraph-rsid="003f3c7a"/>
    </style:style>
    <style:style style:name="P33" style:family="paragraph" style:parent-style-name="Standard">
      <style:text-properties officeooo:rsid="0040fe3f" officeooo:paragraph-rsid="003f3c7a"/>
    </style:style>
    <style:style style:name="P34" style:family="paragraph" style:parent-style-name="Standard">
      <style:text-properties officeooo:rsid="001ff01c" officeooo:paragraph-rsid="0040fe3f"/>
    </style:style>
    <style:style style:name="P35" style:family="paragraph" style:parent-style-name="Standard">
      <style:text-properties officeooo:rsid="000899a2"/>
    </style:style>
    <style:style style:name="P36" style:family="paragraph" style:parent-style-name="Standard">
      <style:text-properties officeooo:rsid="000a8fc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Table_20_Contents">
      <style:paragraph-properties fo:margin-top="0in" fo:margin-bottom="0in" style:contextual-spacing="false"/>
      <style:text-properties officeooo:rsid="002d4c1a" officeooo:paragraph-rsid="002f25e6"/>
    </style:style>
    <style:style style:name="P39" style:family="paragraph" style:parent-style-name="Table_20_Contents">
      <style:paragraph-properties fo:margin-top="0in" fo:margin-bottom="0in" style:contextual-spacing="false"/>
      <style:text-properties officeooo:rsid="0032dcd1" officeooo:paragraph-rsid="0032dcd1"/>
    </style:style>
    <style:style style:name="P40" style:family="paragraph" style:parent-style-name="Table_20_Contents">
      <style:paragraph-properties fo:margin-top="0in" fo:margin-bottom="0in" style:contextual-spacing="false"/>
      <style:text-properties officeooo:rsid="0032dcd1" officeooo:paragraph-rsid="0030430e"/>
    </style:style>
    <style:style style:name="P41" style:family="paragraph" style:parent-style-name="Table_20_Contents">
      <style:paragraph-properties fo:margin-top="0in" fo:margin-bottom="0in" style:contextual-spacing="false" fo:keep-with-next="always"/>
      <style:text-properties officeooo:rsid="0030430e" officeooo:paragraph-rsid="0031d13c"/>
    </style:style>
    <style:style style:name="P42" style:family="paragraph" style:parent-style-name="Table_20_Contents">
      <style:paragraph-properties fo:margin-top="0in" fo:margin-bottom="0in" style:contextual-spacing="false" fo:keep-with-next="always"/>
      <style:text-properties officeooo:rsid="0030430e" officeooo:paragraph-rsid="0030430e"/>
    </style:style>
    <style:style style:name="P43" style:family="paragraph" style:parent-style-name="Table_20_Contents">
      <style:text-properties officeooo:rsid="003f3c7a" officeooo:paragraph-rsid="003f3c7a"/>
    </style:style>
    <style:style style:name="P44" style:family="paragraph" style:parent-style-name="Table_20_Contents">
      <style:text-properties officeooo:rsid="0040fe3f" officeooo:paragraph-rsid="0040fe3f"/>
    </style:style>
    <style:style style:name="P45" style:family="paragraph" style:parent-style-name="Standard" style:list-style-name="L10">
      <style:text-properties officeooo:paragraph-rsid="000ead27"/>
    </style:style>
    <style:style style:name="P46" style:family="paragraph" style:parent-style-name="Standard" style:list-style-name="L11">
      <style:text-properties officeooo:paragraph-rsid="000ead27"/>
    </style:style>
    <style:style style:name="P47" style:family="paragraph" style:parent-style-name="Standard" style:list-style-name="L12">
      <style:text-properties officeooo:rsid="0048173c" officeooo:paragraph-rsid="000ead27"/>
    </style:style>
    <style:style style:name="P48" style:family="paragraph" style:parent-style-name="Standard" style:list-style-name="L12">
      <style:text-properties officeooo:rsid="00100f09" officeooo:paragraph-rsid="00100f09"/>
    </style:style>
    <style:style style:name="P49" style:family="paragraph" style:parent-style-name="Standard" style:list-style-name="L13">
      <style:text-properties officeooo:rsid="001153e3" officeooo:paragraph-rsid="0029dc14"/>
    </style:style>
    <style:style style:name="P50" style:family="paragraph" style:parent-style-name="Standard" style:list-style-name="L13">
      <style:text-properties officeooo:rsid="0013a86e" officeooo:paragraph-rsid="0029dc14"/>
    </style:style>
    <style:style style:name="P51" style:family="paragraph" style:parent-style-name="Standard" style:list-style-name="L14">
      <style:text-properties officeooo:rsid="00172931" officeooo:paragraph-rsid="00172931"/>
    </style:style>
    <style:style style:name="P52" style:family="paragraph" style:parent-style-name="Standard" style:list-style-name="L14">
      <style:text-properties officeooo:rsid="00172931" officeooo:paragraph-rsid="003d2054"/>
    </style:style>
    <style:style style:name="P53" style:family="paragraph" style:parent-style-name="Standard" style:list-style-name="L15">
      <style:text-properties officeooo:rsid="00271e9c" officeooo:paragraph-rsid="00271e9c"/>
    </style:style>
    <style:style style:name="P54" style:family="paragraph" style:parent-style-name="Standard" style:list-style-name="L15">
      <style:text-properties officeooo:rsid="002b9a0f" officeooo:paragraph-rsid="002b9a0f"/>
    </style:style>
    <style:style style:name="P55" style:family="paragraph" style:parent-style-name="Standard" style:list-style-name="L15">
      <style:text-properties officeooo:rsid="003f3c7a" officeooo:paragraph-rsid="003f3c7a"/>
    </style:style>
    <style:style style:name="P56" style:family="paragraph" style:parent-style-name="Standard" style:list-style-name="L15">
      <style:text-properties officeooo:rsid="002cc02e" officeooo:paragraph-rsid="002d4c1a"/>
    </style:style>
    <style:style style:name="P57" style:family="paragraph" style:parent-style-name="Standard">
      <style:text-properties officeooo:rsid="00210097" officeooo:paragraph-rsid="00210097"/>
    </style:style>
    <style:style style:name="P58" style:family="paragraph" style:parent-style-name="Standard">
      <style:text-properties officeooo:rsid="00210097" officeooo:paragraph-rsid="0042d342"/>
    </style:style>
    <style:style style:name="P59" style:family="paragraph" style:parent-style-name="Heading_20_2">
      <style:text-properties officeooo:rsid="00282833" officeooo:paragraph-rsid="00282833"/>
    </style:style>
    <style:style style:name="P60" style:family="paragraph" style:parent-style-name="Heading_20_2">
      <style:text-properties officeooo:rsid="003f3c7a" officeooo:paragraph-rsid="003f3c7a"/>
    </style:style>
    <style:style style:name="P61" style:family="paragraph" style:parent-style-name="Heading_20_2">
      <style:text-properties officeooo:rsid="001d2139" officeooo:paragraph-rsid="001d2139"/>
    </style:style>
    <style:style style:name="P62" style:family="paragraph" style:parent-style-name="Heading_20_2">
      <style:text-properties officeooo:rsid="00271e9c" officeooo:paragraph-rsid="00271e9c"/>
    </style:style>
    <style:style style:name="P63" style:family="paragraph" style:parent-style-name="Heading_20_2">
      <style:text-properties officeooo:rsid="002d4c1a" officeooo:paragraph-rsid="002d4c1a"/>
    </style:style>
    <style:style style:name="P64" style:family="paragraph" style:parent-style-name="Heading_20_2">
      <style:text-properties officeooo:rsid="0037d578" officeooo:paragraph-rsid="0037d578"/>
    </style:style>
    <style:style style:name="P65" style:family="paragraph" style:parent-style-name="Heading_20_1">
      <style:text-properties officeooo:rsid="002d4c1a" officeooo:paragraph-rsid="002d4c1a"/>
    </style:style>
    <style:style style:name="P66" style:family="paragraph" style:parent-style-name="Heading_20_1" style:master-page-name="First_20_Page">
      <style:paragraph-properties style:page-number="auto"/>
    </style:style>
    <style:style style:name="P67" style:family="paragraph" style:parent-style-name="Heading_20_3">
      <style:text-properties officeooo:rsid="0040fe3f" officeooo:paragraph-rsid="0040fe3f"/>
    </style:style>
    <style:style style:name="P68" style:family="paragraph" style:parent-style-name="Heading_20_3">
      <style:text-properties officeooo:paragraph-rsid="002f25e6"/>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style:writing-mode="lr-tb"/>
    </style:style>
    <style:style style:name="P74"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style>
    <style:style style:name="T10" style:family="text">
      <style:text-properties officeooo:rsid="002535f0"/>
    </style:style>
    <style:style style:name="T11" style:family="text">
      <style:text-properties officeooo:rsid="0024e6b9"/>
    </style:style>
    <style:style style:name="T12" style:family="text">
      <style:text-properties officeooo:rsid="0040fe3f"/>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71e9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29dc14"/>
    </style:style>
    <style:style style:name="T25" style:family="text">
      <style:text-properties officeooo:rsid="002b9a0f"/>
    </style:style>
    <style:style style:name="T26" style:family="text">
      <style:text-properties officeooo:rsid="002cc02e"/>
    </style:style>
    <style:style style:name="T27" style:family="text">
      <style:text-properties officeooo:rsid="002d4c1a"/>
    </style:style>
    <style:style style:name="T28" style:family="text">
      <style:text-properties officeooo:rsid="002f25e6"/>
    </style:style>
    <style:style style:name="T29" style:family="text">
      <style:text-properties officeooo:rsid="0031d13c"/>
    </style:style>
    <style:style style:name="T30" style:family="text">
      <style:text-properties officeooo:rsid="0034467e"/>
    </style:style>
    <style:style style:name="T31" style:family="text">
      <style:text-properties officeooo:rsid="00354eab"/>
    </style:style>
    <style:style style:name="T32" style:family="text">
      <style:text-properties officeooo:rsid="0037d578"/>
    </style:style>
    <style:style style:name="T33" style:family="text">
      <style:text-properties officeooo:rsid="003997c8"/>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8" style:family="text">
      <style:text-properties officeooo:rsid="003f3c7a"/>
    </style:style>
    <style:style style:name="T39" style:family="text">
      <style:text-properties officeooo:rsid="0042d342"/>
    </style:style>
    <style:style style:name="T4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font-name="Ubuntu" fo:font-size="10pt" fo:language="en" fo:country="US" style:language-asian="zxx" style:country-asian="none" style:language-complex="zxx" style:country-complex="none"/>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fo:font-weight="bold" style:language-asian="zxx" style:country-asian="none" style:language-complex="zxx" style:country-complex="none"/>
    </style:style>
    <style:style style:name="T4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4294544" text:id="ct74294544">
          <text:insertion>
            <office:change-info>
              <dc:creator>David Harris</dc:creator>
              <dc:date>2016-02-03T00:58:00</dc:date>
            </office:change-info>
          </text:insertion>
        </text:changed-region>
        <text:changed-region xml:id="ct74289744" text:id="ct74289744">
          <text:insertion>
            <office:change-info>
              <dc:creator>Balazs Racz</dc:creator>
              <dc:date>2016-02-03T11:45:00</dc:date>
            </office:change-info>
          </text:insertion>
        </text:changed-region>
        <text:changed-region xml:id="ct74341488" text:id="ct74341488">
          <text:deletion>
            <office:change-info>
              <dc:creator>Balazs Racz</dc:creator>
              <dc:date>2016-01-19T14:31:00</dc:date>
            </office:change-info>
            <text:p text:style-name="P1"><text:span text:style-name="T1">may, but is not required to,</text:span></text:p>
          </text:deletion>
        </text:changed-region>
        <text:changed-region xml:id="ct74263968" text:id="ct74263968">
          <text:insertion>
            <office:change-info>
              <dc:creator>Balazs Racz</dc:creator>
              <dc:date>2016-01-19T14:31:00</dc:date>
            </office:change-info>
          </text:insertion>
        </text:changed-region>
        <text:changed-region xml:id="ct74346496" text:id="ct74346496">
          <text:insertion>
            <office:change-info>
              <dc:creator>Balazs Racz</dc:creator>
              <dc:date>2016-01-19T14:28:00</dc:date>
            </office:change-info>
          </text:insertion>
        </text:changed-region>
        <text:changed-region xml:id="ct74288144" text:id="ct74288144">
          <text:insertion>
            <office:change-info>
              <dc:creator>David Harris</dc:creator>
              <dc:date>2016-02-03T00:58:00</dc:date>
            </office:change-info>
          </text:insertion>
        </text:changed-region>
        <text:changed-region xml:id="ct74288624" text:id="ct74288624">
          <text:insertion>
            <office:change-info>
              <dc:creator>Balazs Racz</dc:creator>
              <dc:date>2016-02-03T11:45:00</dc:date>
            </office:change-info>
          </text:insertion>
        </text:changed-region>
        <text:changed-region xml:id="ct74245760" text:id="ct74245760">
          <text:deletion>
            <office:change-info>
              <dc:creator>Balazs Racz</dc:creator>
              <dc:date>2016-01-19T14:32:00</dc:date>
            </office:change-info>
            <text:p text:style-name="P2"><text:span text:style-name="T2">may, but is not required to,</text:span></text:p>
          </text:deletion>
        </text:changed-region>
        <text:changed-region xml:id="ct74310944" text:id="ct74310944">
          <text:insertion>
            <office:change-info>
              <dc:creator>Balazs Racz</dc:creator>
              <dc:date>2016-01-19T14:32:00</dc:date>
            </office:change-info>
          </text:insertion>
        </text:changed-region>
        <text:changed-region xml:id="ct74293296" text:id="ct74293296">
          <text:deletion>
            <office:change-info>
              <dc:creator>Balazs Racz</dc:creator>
              <dc:date>2016-01-19T14:33:00</dc:date>
            </office:change-info>
            <text:h text:style-name="Heading_20_3" text:outline-level="3"><text:span text:style-name="T3">Completing</text:span></text:h>
          </text:deletion>
        </text:changed-region>
        <text:changed-region xml:id="ct74254816" text:id="ct74254816">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Introduction (Informative)</text:h>
      <text:p text:style-name="P35">This Standard defines a method for using OpenLCB protocols for upgrading the firmware of an OpenLCB node. This Standard is agnostic to the physical layer.</text:p>
      <text:h text:style-name="Heading_20_1" text:outline-level="1">Intended Use (Informative)</text:h>
      <text:p text:style-name="P36">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p>
      <text:p text:style-name="P17">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4">The intended use of this subset is to allow manufacturers to supply their hardware with dual firmware, consisting of a “<text:span text:style-name="T38">f</text:span><text:span text:style-name="T34">irmware </text:span><text:span text:style-name="T37">u</text:span><text:span text:style-name="T34">pgrade</text:span>” component with the minim<text:span text:style-name="T13">um required </text:span>support for firmware update, as well as a replaceable “production” firmware for full node operation.</text:p>
      <text:h text:style-name="Heading_20_1" text:outline-level="1">References and Context (Normative)</text:h>
      <text:p text:style-name="P16">For more information on format and presentation, see: </text:p>
      <text:list xml:id="list3114099051688496430" text:style-name="L10">
        <text:list-item>
          <text:p text:style-name="P45">OpenLCB Common Information Technical Note</text:p>
        </text:list-item>
      </text:list>
      <text:p text:style-name="P16">For information on OpenLCB message transport and OpenLCB communications, see:</text:p>
      <text:list xml:id="list1974867661682978901" text:style-name="L11">
        <text:list-item>
          <text:p text:style-name="P46">OpenLCB Message Network Standard. <text:span text:style-name="T14">That Standard also defines the Uninitialized state and the Node Initialization Complete message, as well as the Protocol Support protocol messages.</text:span></text:p>
        </text:list-item>
      </text:list>
      <text:p text:style-name="P30">The defined method relies on commands and messages defined in the following standards:</text:p>
      <text:list xml:id="list8724634161175960190" text:style-name="L12">
        <text:list-item>
          <text:p text:style-name="P47">OpenLCB Memory Configuration Standard, which defines, among others, the commands <text:s/>“<text:span text:style-name="T38">Freeze</text:span>”, “<text:span text:style-name="T38">Unfreeze”, “Write” and </text:span>“Stream Write”.</text:p>
        </text:list-item>
        <text:list-item>
          <text:p text:style-name="P48"><text:soft-page-break/>OpenLCB Stream Transport Draft Standard, which defined how streams are opened, data transferred, aborted with error and completed.</text:p>
        </text:list-item>
      </text:list>
      <text:h text:style-name="Heading_20_1" text:outline-level="1">Message Formats (Normative)</text:h>
      <text:p text:style-name="P15">This Standard does not define any messages.</text:p>
      <text:h text:style-name="Heading_20_1" text:outline-level="1">States (Normative)</text:h>
      <text:p text:style-name="P15">A powered-on hardware node may be in one of the following two states:</text:p>
      <text:list xml:id="list3525855063189671582" text:style-name="L13">
        <text:list-item>
          <text:p text:style-name="P49"><text:span text:style-name="T34">Firmware Upgrade</text:span> state. In this state the node <text:span text:style-name="T15">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50">Operating state. In this state the node performs its desired function. <text:span text:style-name="T24">The node in Operating state must not export a writable Memory Space under the number of the Firmware Space.</text:span></text:p>
        </text:list-item>
      </text:list>
      <text:h text:style-name="Heading_20_1" text:outline-level="1">Interactions (Normative)</text:h>
      <text:h text:style-name="P59" text:outline-level="2">Definitions</text:h>
      <text:p text:style-name="P23">There are two nodes involved in the firmware upgrade process:</text:p>
      <text:p text:style-name="P23">The <text:span text:style-name="T22">Configuration Tool</text:span> (CT) is the node with a user interface that is in possession of the new manufacturer-supplied firmware data file.</text:p>
      <text:p text:style-name="P23">The <text:span text:style-name="T22">Target Node</text:span><text:span text:style-name="T23"> is the node whose firmware is being updated.</text:span></text:p>
      <text:h text:style-name="Heading_20_2" text:outline-level="2">State transitions</text:h>
      <text:p text:style-name="P25">A node may not transition between <text:span text:style-name="T34">Firmware Upgrade</text:span> state and Operating state without <text:span text:style-name="T25">returning to Uninitialized state, as defined by the OpenLCB Message Network standard.</text:span></text:p>
      <text:p text:style-name="P18">At power-up a hardware node shall start up in Operating state by default, unless one <text:span text:style-name="T16">of the following conditions hold:</text:span></text:p>
      <text:list xml:id="list7086607783147012669" text:style-name="L14">
        <text:list-item>
          <text:p text:style-name="P51">Regular operation is impossible due to the lack of a working firmware. <text:span text:style-name="T32">In this case the Target Node may, but is not required to, emit a Producer-Consumer Event Report (PCER) message with the Well-Known Event ID “Firmware Corrupted” after reaching Initialized state.</text:span></text:p>
        </text:list-item>
        <text:list-item>
          <text:p text:style-name="P52">The user has requested firmware upgrade mode using a hardware switch, <text:span text:style-name="T17">if one is available</text:span>. <text:span text:style-name="T32">In this case, the Target Node may, but is not required to, emit a PCER message with the Well-Known Event ID “Firmware Upgrade Requested by Hardware Switch” after reaching Initialized state.</text:span></text:p>
        </text:list-item>
      </text:list>
      <text:p text:style-name="P31">To request a <text:span text:style-name="T24">Target Node</text:span> to transition from <text:span text:style-name="T34">Firmware Upgrade</text:span> state to Operating state, <text:span text:style-name="T24">the</text:span> Configuration Tool shall send a Memory Configuration protocol “<text:span text:style-name="T39">Unfreeze</text:span>” command <text:span text:style-name="T14">for the memory </text:span><text:soft-page-break/><text:span text:style-name="T14">space designated as Firmware Space</text:span>. <text:span text:style-name="T14">The Target Node shall acknowledge the completion of the state transition by sending a Node Initialization Complete message.</text:span></text:p>
      <text:p text:style-name="P24"><text:span text:style-name="T14">To request a Target Node to transition to </text:span><text:span text:style-name="T35">Firmware Upgrade</text:span><text:span text:style-name="T14"> state (from either </text:span><text:span text:style-name="T35">Firmware Upgrade</text:span><text:span text:style-name="T14">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0" text:outline-level="2">State identification</text:h>
      <text:p text:style-name="P32">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3">State</text:p>
          </table:table-cell>
          <table:table-cell table:style-name="Table4.A1" office:value-type="string">
            <text:p text:style-name="P43">Protocol bit (Normative)</text:p>
          </table:table-cell>
          <table:table-cell table:style-name="Table4.C1" office:value-type="string">
            <text:p text:style-name="P43">Bit value (Informative)</text:p>
          </table:table-cell>
        </table:table-row>
        <table:table-row>
          <table:table-cell table:style-name="Table4.A2" office:value-type="string">
            <text:p text:style-name="P43">Operating state</text:p>
          </table:table-cell>
          <table:table-cell table:style-name="Table4.A2" office:value-type="string">
            <text:p text:style-name="P43">Firmware Upgrade Protocol</text:p>
          </table:table-cell>
          <table:table-cell table:style-name="Table4.C2" office:value-type="string">
            <text:p text:style-name="P43">0x<text:span text:style-name="T3">00 00 20</text:span></text:p>
          </table:table-cell>
        </table:table-row>
        <table:table-row>
          <table:table-cell table:style-name="Table4.A2" office:value-type="string">
            <text:p text:style-name="P44">Firmware Upgrade state</text:p>
          </table:table-cell>
          <table:table-cell table:style-name="Table4.A2" office:value-type="string">
            <text:p text:style-name="P44">Firmware Upgrade Active</text:p>
          </table:table-cell>
          <table:table-cell table:style-name="Table4.C2" office:value-type="string">
            <text:p text:style-name="P44">0x00 00 10</text:p>
          </table:table-cell>
        </table:table-row>
      </table:table>
      <text:p text:style-name="P33"/>
      <text:h text:style-name="P61" text:outline-level="2">Data Transfer</text:h>
      <text:h text:style-name="P67" text:outline-level="3">Streaming transfer</text:h>
      <text:p text:style-name="P19"><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9">with a </text:span>starting offset <text:span text:style-name="T19">of zero (</text:span>0<text:span text:style-name="T19">)</text:span>. <text:span text:style-name="T18">The stream data bytes are the unmodified, uninterpreted, exact sequence of the manufacturer-supplied firmware upgrade file.</text:span></text:p>
      <text:p text:style-name="P21">The <text:span text:style-name="T30">Target Node </text:span>being upgraded may, but is not required to, throttle the incoming data on the stream by means allowed by the Stream protocol.</text:p>
      <text:p text:style-name="P1">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office:annotation office:name="__Annotation__1636_972072151"><dc:creator>David Harris</dc:creator><dc:date>2016-02-03T00:58:07</dc:date><text:list text:style-name=""><text:list-item><text:p>Should this be the target node?</text:p></text:list-item></text:list></office:annotation><text:span text:style-name="T1">CT</text:span><text:change-start text:change-id="ct74294544"/><office:annotation-end office:name="__Annotation__1636_972072151"/><text:change-end text:change-id="ct74294544"/><text:change-start text:change-id="ct74289744"/><office:annotation><dc:creator>Balazs Racz</dc:creator><dc:date>2016-02-03T11:45:21</dc:date><text:list text:continue-numbering="true" text:style-name=""><text:list-item><text:p text:style-name="P72"><text:span text:style-name="T41">Reply to David Harris (02/03/2016, 00:58): "..."</text:span></text:p></text:list-item><text:list-item><text:p><text:span text:style-name="T42">No, it is the CT that is </text:span><text:span text:style-name="T44">initiating</text:span><text:span text:style-name="T42"> the transition to operating mode, by sending the Unfreeze datagram.</text:span></text:p></text:list-item></text:list></office:annotation><text:change-end text:change-id="ct74289744"/><text:span text:style-name="T1"> </text:span><text:change text:change-id="ct74341488"/><text:change-start text:change-id="ct74263968"/><text:span text:style-name="T1">shall</text:span><text:change-end text:change-id="ct74263968"/><text:span text:style-name="T1"> initiate a transition to Operating state.</text:span></text:p>
      <text:h text:style-name="Heading_20_3" text:outline-level="3">Datagram transfer</text:h>
      <text:p text:style-name="P20"><text:span text:style-name="T3">If the Target Node, while in Firmware Upgrade state, doe</text:span><text:change-start text:change-id="ct74346496"/><text:span text:style-name="T3">s</text:span><text:change-end text:change-id="ct74346496"/><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2">The <text:span text:style-name="T30">Target Node </text:span>being upgraded may, but is not required to, throttle the incoming data on the stream by means allowed by the <text:span text:style-name="T3">Datagram</text:span> protocol <text:span text:style-name="T3">and Memory Configuration Protocol. </text:span></text:p>
      <text:p text:style-name="P2"><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74288144"/><text:span text:style-name="T2"><office:annotation><dc:creator>David Harris</dc:creator><dc:date>2016-02-03T00:58:58</dc:date><text:list text:continue-numbering="true" text:style-name=""><text:list-item><text:p text:style-name="P72"><text:span text:style-name="T43">Target node?</text:span></text:p></text:list-item></text:list></office:annotation></text:span><text:change-end text:change-id="ct74288144"/><text:change-start text:change-id="ct74288624"/><text:span text:style-name="T2"><office:annotation><dc:creator>Balazs Racz</dc:creator><dc:date>2016-02-03T11:45:56</dc:date><text:list text:continue-numbering="true" text:style-name=""><text:list-item><text:p text:style-name="P72"><text:span text:style-name="T41">Reply to David Harris (02/03/2016, 00:58): "..."</text:span></text:p></text:list-item><text:list-item><text:p><text:span text:style-name="T42">Same as above.</text:span></text:p></text:list-item></text:list></office:annotation></text:span><text:change-end text:change-id="ct74288624"/><text:span text:style-name="T2"> </text:span><text:change text:change-id="ct74245760"/><text:change-start text:change-id="ct74310944"/><text:span text:style-name="T2">shall</text:span><text:change-end text:change-id="ct74310944"/><text:span text:style-name="T2"> initiate a transition to Operating state.</text:span></text:p>
      <text:h text:style-name="Heading_20_3" text:outline-level="3"><text:span text:style-name="T3">Aborting and </text:span><text:change text:change-id="ct74293296"/><text:change-start text:change-id="ct74254816"/><text:span text:style-name="T3">Re-trying</text:span><text:change-end text:change-id="ct74254816"/> the transfer</text:h>
      <text:p text:style-name="P34">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20">If the transfer is aborted, the node is required to stay in </text:span><text:span text:style-name="T36">Firmware Upgrade</text:span><text:span text:style-name="T20">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6">Firmware Upgrade</text:span><text:span text:style-name="T20"> state, able to accept a new firmware upgrade attempt.</text:span></text:p>
      <text:p text:style-name="P34"/>
      <text:h text:style-name="P62" text:outline-level="2">Full sequence of firmware upgrade</text:h>
      <text:p text:style-name="P26">For a more detailed <text:span text:style-name="T27">description of the messages transferred, please see the Firmware Upgrade Technical Note.</text:span></text:p>
      <text:list xml:id="list3872878298119185156" text:style-name="L15">
        <text:list-item>
          <text:p text:style-name="P53">The CT sends a Memory Configuration datagram <text:span text:style-name="T31">command “Freeze” with an argument of Firmware Space</text:span>. <text:span text:style-name="T25">Note that a Datagram Received OK reply message is not always returned to this request.</text:span></text:p>
        </text:list-item>
        <text:list-item>
          <text:p text:style-name="P54">The CT waits for a Node Initialization Complete message from the Target Node.</text:p>
        </text:list-item>
        <text:list-item>
          <text:p text:style-name="P55">The CT sends a Protocol Support Inquiry to the Target Node to check whether it supports Stream protocol.</text:p>
        </text:list-item>
        <text:list-item>
          <text:p text:style-name="P54">The CT <text:span text:style-name="T26">performs the Data Transfer.</text:span></text:p>
        </text:list-item>
        <text:list-item>
          <text:p text:style-name="P56">The CT resets the Target Node using a <text:span text:style-name="T21">Memory Configuration datagram command “Unfreeze” with an argument of Firmware Space.</text:span></text:p>
        </text:list-item>
      </text:list>
      <text:h text:style-name="P65" text:outline-level="1">Allocations (Normative)</text:h>
      <text:p text:style-name="P27">This section describes the numerical values that were referenced in earlier sections and are not defined in their respective standards.</text:p>
      <text:h text:style-name="P63" text:outline-level="2">Memory Space numbers</text:h>
      <table:table table:name="Table2" table:style-name="Table2">
        <table:table-column table:style-name="Table2.A"/>
        <table:table-column table:style-name="Table2.B"/>
        <table:table-row>
          <table:table-cell table:style-name="Table2.A1" office:value-type="string">
            <text:p text:style-name="P38">0xEF</text:p>
          </table:table-cell>
          <table:table-cell table:style-name="Table2.B1" office:value-type="string">
            <text:p text:style-name="P38">Firmware Space</text:p>
          </table:table-cell>
        </table:table-row>
      </table:table>
      <text:h text:style-name="P63" text:outline-level="2" text:is-list-header="true"/>
      <text:h text:style-name="P63" text:outline-level="2">Error Codes</text:h>
      <text:p text:style-name="P28">The Target Nodes may, but are not required to, use the following error codes to denote specific conditions relating to <text:span text:style-name="T28">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2">0x208<text:span text:style-name="T30">8</text:span></text:p>
          </table:table-cell>
          <table:table-cell table:style-name="Table3.B1" office:value-type="string">
            <text:p text:style-name="P41">Temporary error, Transfer error.<text:line-break/><text:span text:style-name="T29">The firmware written has </text:span>failed checksum.</text:p>
          </table:table-cell>
        </table:table-row>
        <table:table-row>
          <table:table-cell table:style-name="Table3.A2" office:value-type="string">
            <text:p text:style-name="Table_20_Contents"><field:fieldmark-start text:name="__Fieldmark__2083_1333458220" field:type=""/>0x1088<office:annotation office:name="__Fieldmark__7138_1534110011"><dc:creator>Balazs Racz</dc:creator><dc:date>2015-08-08T20:58:08</dc:date><text:list text:style-name=""><text:list-item><text:p text:style-name="P72"><text:span text:style-name="T40">We need to check these error codes to preferably prevent clashes.</text:span></text:p></text:list-item></text:list></office:annotation><field:fieldmark-end/></text:p>
          </table:table-cell>
          <table:table-cell table:style-name="Table3.B2" office:value-type="string">
            <text:p text:style-name="P40">Permanent error, invalid arguments.<text:line-break/>The firmware data is incompatible with this hardware node.</text:p>
          </table:table-cell>
        </table:table-row>
        <table:table-row>
          <table:table-cell table:style-name="Table3.A3" office:value-type="string">
            <text:p text:style-name="P39">0x1089</text:p>
          </table:table-cell>
          <table:table-cell table:style-name="Table3.B3" office:value-type="string">
            <text:p text:style-name="P39">Permanent error, invalid arguments.<text:line-break/>The firmware data is invalid or corrupted.</text:p>
          </table:table-cell>
        </table:table-row>
      </table:table>
      <text:h text:style-name="P68" text:outline-level="3" text:is-list-header="true"/>
      <text:h text:style-name="P64" text:outline-level="2">Well-Known Event IDs</text:h>
      <text:p text:style-name="P29">01.01.00.00.00.00.0<text:span text:style-name="T33">6</text:span>.<text:span text:style-name="T33">01<text:tab/> Firmware Corrupted</text:span></text:p>
      <text:p text:style-name="P29">01.01.00.00.00.00.0<text:span text:style-name="T33">6</text:span>.<text:span text:style-name="T33">02<text:tab/> Firmware Upgrade Requested by Hardware Switch</text:span></text:p>
      <text:h text:style-name="P68"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2</text:p>
          <text:p text:style-name="P70"><text:s/>5 States (Normative)<text:tab/>2</text:p>
          <text:p text:style-name="P70"><text:s/>6 Interactions (Normative)<text:tab/>2</text:p>
          <text:p text:style-name="P71"><text:s/>6.1 Definitions<text:tab/>2</text:p>
          <text:p text:style-name="P71"><text:s/>6.2 State transitions<text:tab/>2</text:p>
          <text:p text:style-name="P71"><text:s/>6.3 State identification<text:tab/>3</text:p>
          <text:p text:style-name="P71"><text:s/>6.4 Data Transfer<text:tab/>3</text:p>
          <text:p text:style-name="P69"><text:s/>6.4.1 Streaming transfer<text:tab/>3</text:p>
          <text:p text:style-name="P69"><text:s/>6.4.2 Datagram transfer<text:tab/>3</text:p>
          <text:p text:style-name="P69"><text:s/>6.4.3 Aborting and CompletingRe-trying the transfer<text:tab/>4</text:p>
          <text:p text:style-name="P71"><text:s/>6.5 Full sequence of firmware upgrade<text:tab/>4</text:p>
          <text:p text:style-name="P70"><text:s/>7 Allocations (Normative)<text:tab/>4</text:p>
          <text:p text:style-name="P71"><text:s/>7.1 Memory Space numbers<text:tab/>4</text:p>
          <text:p text:style-name="P71"><text:s/>7.2 Error Codes<text:tab/>4</text:p>
          <text:p text:style-name="P71"><text:s/>7.3 Well-Known Event IDs<text:tab/>5</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6-02-03T11:52:08.347837761">Feb 3,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6-02-03T11:52:08.355685109">Feb 3, 2016</text:date></text:p>
            </table:table-cell>
            <table:table-cell table:style-name="Table1.C1" office:value-type="string">
              <text:p text:style-name="MP10">Proposal</text:p>
            </table:table-cell>
          </table:table-row>
        </table:table>
        <text:p text:style-name="Header"/>
      </style:header>
      <style:footer>
        <text:p text:style-name="Text_20_body"><text:span text:style-name="Page_20_Number"><text:span text:style-name="MT3">Copyright 201</text:span></text:span><text:span text:style-name="Page_20_Number"><text:span text:style-name="MT5">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6-02-03T11:52:08.357888502">Feb 3,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6</meta:editing-cycles>
    <meta:editing-duration>PT16H33M4S</meta:editing-duration>
    <meta:generator>LibreOffice/4.2.8.2$Linux_X86_64 LibreOffice_project/420m0$Build-2</meta:generator>
    <dc:date>2016-02-03T11:52:08.280712050</dc:date>
    <dc:creator>Balazs Racz</dc:creator>
    <meta:document-statistic meta:table-count="4" meta:image-count="1" meta:object-count="0" meta:page-count="5" meta:paragraph-count="103" meta:word-count="1588" meta:character-count="10132" meta:non-whitespace-character-count="8623"/>
    <meta:user-defined meta:name="Info 1"/>
    <meta:user-defined meta:name="Info 2"/>
    <meta:user-defined meta:name="Info 3"/>
    <meta:user-defined meta:name="Info 4"/>
  </office:meta>
</office:document-meta>
</file>